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Default">
      <style:paragraph-properties fo:margin-left="0cm" fo:margin-right="0cm" fo:margin-top="0cm" fo:margin-bottom="0.078cm" style:contextual-spacing="false" fo:text-indent="0cm" style:auto-text-indent="false"/>
      <style:text-properties style:text-line-through-style="none" style:text-line-through-type="none" fo:font-size="11.5pt" style:text-underline-style="none" style:font-size-asian="11.5pt"/>
    </style:style>
    <style:style style:name="P2" style:family="paragraph" style:parent-style-name="Default">
      <style:paragraph-properties fo:margin-left="0cm" fo:margin-right="0cm" fo:margin-top="0cm" fo:margin-bottom="0.078cm" style:contextual-spacing="false" fo:text-indent="0cm" style:auto-text-indent="false"/>
      <style:text-properties style:text-line-through-style="none" style:text-line-through-type="none" fo:font-size="11.5pt" style:text-underline-style="none" officeooo:rsid="0007710c" officeooo:paragraph-rsid="0007710c" style:font-size-asian="11.5pt"/>
    </style:style>
    <style:style style:name="P3" style:family="paragraph" style:parent-style-name="Default">
      <style:paragraph-properties fo:margin-left="0cm" fo:margin-right="0cm" fo:margin-top="0cm" fo:margin-bottom="0.078cm" style:contextual-spacing="false" fo:text-indent="0cm" style:auto-text-indent="false"/>
      <style:text-properties style:text-line-through-style="none" style:text-line-through-type="none" fo:font-size="11.5pt" style:text-underline-style="none" officeooo:rsid="00085b23" officeooo:paragraph-rsid="00085b23" style:font-size-asian="11.5pt"/>
    </style:style>
    <style:style style:name="P4" style:family="paragraph" style:parent-style-name="Default">
      <style:paragraph-properties fo:margin-left="0cm" fo:margin-right="0cm" fo:margin-top="0cm" fo:margin-bottom="0.078cm" style:contextual-spacing="false" fo:text-indent="0cm" style:auto-text-indent="false"/>
      <style:text-properties style:text-line-through-style="none" style:text-line-through-type="none" fo:font-size="11.5pt" style:text-underline-style="none" officeooo:rsid="00087d73" officeooo:paragraph-rsid="00087d73" style:font-size-asian="11.5pt"/>
    </style:style>
    <style:style style:name="P5" style:family="paragraph" style:parent-style-name="Text_20_body">
      <style:paragraph-properties fo:margin-left="0cm" fo:margin-right="0cm" fo:margin-top="0cm" fo:margin-bottom="0.078cm" style:contextual-spacing="false" fo:text-indent="0cm" style:auto-text-indent="false"/>
      <style:text-properties style:text-line-through-style="none" style:text-line-through-type="none" fo:font-size="11.5pt" style:text-underline-style="none" officeooo:paragraph-rsid="00087d73" style:font-size-asian="11.5pt"/>
    </style:style>
    <style:style style:name="P6" style:family="paragraph" style:parent-style-name="Default">
      <style:paragraph-properties fo:margin-left="0cm" fo:margin-right="0cm" fo:margin-top="0cm" fo:margin-bottom="0.078cm" style:contextual-spacing="false" fo:text-indent="0cm" style:auto-text-indent="false"/>
      <style:text-properties fo:color="#00a933" loext:opacity="100%" style:text-line-through-style="none" style:text-line-through-type="none" fo:font-size="11.5pt" style:text-underline-style="none" officeooo:rsid="0007710c" officeooo:paragraph-rsid="0007710c" style:font-size-asian="11.5pt"/>
    </style:style>
    <style:style style:name="P7" style:family="paragraph" style:parent-style-name="Default">
      <style:paragraph-properties fo:margin-left="0cm" fo:margin-right="0cm" fo:margin-top="0cm" fo:margin-bottom="0.078cm" style:contextual-spacing="false" fo:text-indent="0cm" style:auto-text-indent="false"/>
      <style:text-properties fo:color="#00a933" loext:opacity="100%" style:text-line-through-style="none" style:text-line-through-type="none" fo:font-size="11.5pt" style:text-underline-style="none" style:font-size-asian="11.5pt"/>
    </style:style>
    <style:style style:name="P8" style:family="paragraph" style:parent-style-name="Default">
      <style:paragraph-properties fo:margin-left="0cm" fo:margin-right="0cm" fo:margin-top="0cm" fo:margin-bottom="0.078cm" style:contextual-spacing="false" fo:text-indent="0cm" style:auto-text-indent="false"/>
      <style:text-properties fo:color="#00a933" loext:opacity="100%" style:text-line-through-style="none" style:text-line-through-type="none" fo:font-size="11.5pt" style:text-underline-style="none" officeooo:rsid="00085b23" officeooo:paragraph-rsid="00085b23" style:font-size-asian="11.5pt"/>
    </style:style>
    <style:style style:name="P9" style:family="paragraph" style:parent-style-name="Default">
      <style:paragraph-properties fo:margin-left="0cm" fo:margin-right="0cm" fo:margin-top="0cm" fo:margin-bottom="0.078cm" style:contextual-spacing="false" fo:text-indent="0cm" style:auto-text-indent="false"/>
      <style:text-properties fo:color="#00a933" loext:opacity="100%" style:text-line-through-style="none" style:text-line-through-type="none" fo:font-size="11.5pt" style:text-underline-style="none" officeooo:rsid="00087d73" officeooo:paragraph-rsid="00087d73" style:font-size-asian="11.5pt"/>
    </style:style>
    <style:style style:name="P10" style:family="paragraph" style:parent-style-name="Default">
      <style:paragraph-properties fo:margin-left="0cm" fo:margin-right="0cm" fo:margin-top="0cm" fo:margin-bottom="0.078cm" style:contextual-spacing="false" fo:text-indent="0cm" style:auto-text-indent="false"/>
      <style:text-properties fo:color="#00a933" loext:opacity="100%" style:text-line-through-style="none" style:text-line-through-type="none" fo:font-size="11.5pt" style:text-underline-style="none" officeooo:rsid="00089730" officeooo:paragraph-rsid="00089730" style:font-size-asian="11.5pt"/>
    </style:style>
    <style:style style:name="P11" style:family="paragraph" style:parent-style-name="Text_20_body">
      <style:paragraph-properties fo:margin-left="0cm" fo:margin-right="0cm" fo:margin-top="0cm" fo:margin-bottom="0.078cm" style:contextual-spacing="false" fo:text-indent="0cm" style:auto-text-indent="false"/>
      <style:text-properties fo:font-variant="normal" fo:text-transform="none" fo:color="#00a933" loext:opacity="100%" style:text-line-through-style="none" style:text-line-through-type="none" style:font-name="Calibri" fo:font-size="11.5pt" fo:letter-spacing="normal" fo:font-style="normal" style:text-underline-style="none" fo:font-weight="normal" officeooo:rsid="00087d73" officeooo:paragraph-rsid="00087d73" style:font-size-asian="11.5pt"/>
    </style:style>
    <style:style style:name="P12" style:family="paragraph" style:parent-style-name="Default">
      <style:paragraph-properties fo:margin-left="0cm" fo:margin-right="0cm" fo:margin-top="0cm" fo:margin-bottom="0.078cm" style:contextual-spacing="false" fo:text-indent="0cm" style:auto-text-indent="false"/>
      <style:text-properties style:text-line-through-style="none" style:text-line-through-type="none" fo:font-size="11.5pt" style:text-underline-style="none" officeooo:rsid="000a59ea" officeooo:paragraph-rsid="000a59ea" style:font-size-asian="11.5pt"/>
    </style:style>
    <style:style style:name="P13" style:family="paragraph" style:parent-style-name="Default">
      <style:paragraph-properties fo:margin-left="0cm" fo:margin-right="0cm" fo:margin-top="0cm" fo:margin-bottom="0.078cm" style:contextual-spacing="false" fo:text-indent="0cm" style:auto-text-indent="false"/>
      <style:text-properties style:text-line-through-style="none" style:text-line-through-type="none" fo:font-size="11.5pt" style:text-underline-style="none" officeooo:paragraph-rsid="000c32ce" style:font-size-asian="11.5pt"/>
    </style:style>
    <style:style style:name="P14" style:family="paragraph" style:parent-style-name="Default">
      <style:paragraph-properties fo:margin-left="0cm" fo:margin-right="0cm" fo:margin-top="0cm" fo:margin-bottom="0.078cm" style:contextual-spacing="false" fo:text-indent="0cm" style:auto-text-indent="false"/>
      <style:text-properties fo:color="#00a933" loext:opacity="100%" style:text-line-through-style="none" style:text-line-through-type="none" fo:font-size="11.5pt" style:text-underline-style="none" officeooo:rsid="000a59ea" officeooo:paragraph-rsid="000a59ea" style:font-size-asian="11.5pt"/>
    </style:style>
    <style:style style:name="P15" style:family="paragraph" style:parent-style-name="Default">
      <style:paragraph-properties fo:margin-left="0cm" fo:margin-right="0cm" fo:margin-top="0cm" fo:margin-bottom="0.078cm" style:contextual-spacing="false" fo:text-indent="0cm" style:auto-text-indent="false"/>
      <style:text-properties fo:color="#00a933" loext:opacity="100%" style:text-line-through-style="none" style:text-line-through-type="none" fo:font-size="11.5pt" style:text-underline-style="none" officeooo:rsid="000c32ce" officeooo:paragraph-rsid="000c32ce" style:font-size-asian="11.5pt"/>
    </style:style>
    <style:style style:name="P16" style:family="paragraph" style:parent-style-name="Default">
      <style:paragraph-properties fo:margin-left="0cm" fo:margin-right="0cm" fo:margin-top="0cm" fo:margin-bottom="0cm" style:contextual-spacing="false" fo:text-indent="0cm" style:auto-text-indent="false"/>
      <style:text-properties fo:color="#00a933" loext:opacity="100%" officeooo:rsid="000c32ce" officeooo:paragraph-rsid="000c32ce"/>
    </style:style>
    <style:style style:name="P17" style:family="paragraph" style:parent-style-name="Default">
      <style:paragraph-properties fo:margin-left="0cm" fo:margin-right="0cm" fo:margin-top="0cm" fo:margin-bottom="0cm" style:contextual-spacing="false" fo:text-indent="0cm" style:auto-text-indent="false"/>
    </style:style>
    <style:style style:name="T1" style:family="text">
      <style:text-properties fo:font-size="24pt" style:font-size-asian="24pt"/>
    </style:style>
    <style:style style:name="T2" style:family="text">
      <style:text-properties officeooo:rsid="0007710c"/>
    </style:style>
    <style:style style:name="T3" style:family="text">
      <style:text-properties officeooo:rsid="00085b23"/>
    </style:style>
    <style:style style:name="T4" style:family="text">
      <style:text-properties fo:color="#00a933" loext:opacity="100%"/>
    </style:style>
    <style:style style:name="T5" style:family="text">
      <style:text-properties style:text-line-through-style="none" style:text-line-through-type="none" fo:font-size="11.5pt" style:text-underline-style="none" style:font-size-asian="1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
      <text:p text:style-name="Default"><text:s/><text:span text:style-name="T1">CSS </text:span></text:p>
      <text:p text:style-name="P1">1. What are the main differences between external, internal, and in-line CSS?</text:p>
      <text:p text:style-name="P6">External – CSS rules are written in a different file and linked.</text:p>
      <text:p text:style-name="P6">Internal – CSS rules are written in the HTML file in the style tags which is a child of the head tag.</text:p>
      <text:p text:style-name="P6">In-line – CSS rules are added to an HTML element as an attribute.</text:p>
      <text:p text:style-name="P6"/>
      <text:p text:style-name="P6">Other differences are that in-line takes precedence over internal/external.</text:p>
      <text:p text:style-name="P6">And, internal takes precedence over external.</text:p>
      <text:p text:style-name="P2"/>
      <text:p text:style-name="P1">2. What is the syntax for class and ID selectors?</text:p>
      <text:p text:style-name="P7">.<text:span text:style-name="T2">class {}</text:span></text:p>
      <text:p text:style-name="P6">#myID {}</text:p>
      <text:p text:style-name="P1"/>
      <text:p text:style-name="P1">3. How would you apply a single rule to two different selectors?</text:p>
      <text:p text:style-name="P6">You would use the grouping technique.</text:p>
      <text:p text:style-name="P6">EG: h1, p, div {}</text:p>
      <text:p text:style-name="P2"/>
      <text:p text:style-name="P1">4. Given an element that has an id of title and a class of primary, how would you use both attributes for a single rule?</text:p>
      <text:p text:style-name="P8">#title.primary {}</text:p>
      <text:p text:style-name="P8"/>
      <text:p text:style-name="P1">5. What does the descendant combinator do?</text:p>
      <text:p text:style-name="P7">&gt; - <text:span text:style-name="T3">The descendant combinator selects the immediate child element of a parent element.</text:span></text:p>
      <text:p text:style-name="P1"/>
      <text:p text:style-name="P1">6. Between a rule that uses one class selector and a rule that uses three type selectors, which rule has the higher specificity?</text:p>
      <text:p text:style-name="P8">The class selector will have a higher specificity.</text:p>
      <text:p text:style-name="P3"/>
      <text:p text:style-name="P1">7. From inside to outside, what is the order of box-model properties?</text:p>
      <text:p text:style-name="P8">Content, padding, border, margin.</text:p>
      <text:p text:style-name="P1"/>
      <text:p text:style-name="P1">8. What does the box-sizing CSS property do?</text:p>
      <text:p text:style-name="P9">The box-sizing property defines the calculation of the height and width of an element. </text:p>
      <text:p text:style-name="P1"/>
      <text:p text:style-name="P1">9. What is the difference between the standard and alternative box model?</text:p>
      <text:p text:style-name="P14">The difference is that the standard model adds the border to the width and height of the box, however, in the alternative model the size of the border makes the content box smaller as it takes up some of that available width and height. </text:p>
      <text:p text:style-name="P1"/>
      <text:p text:style-name="P1">10. Would you use margin or padding to create more space between 2 elements?</text:p>
      <text:p text:style-name="P9">Margin</text:p>
      <text:p text:style-name="P9"/>
      <text:p text:style-name="P1"><text:soft-page-break/>11. Would you use margin or padding to create more space between the contents of an element and its border?</text:p>
      <text:p text:style-name="P9">Padding</text:p>
      <text:p text:style-name="P1"/>
      <text:p text:style-name="P1">12. Would you use margin or padding if you wanted two elements to overlap each other?</text:p>
      <text:p text:style-name="P10">Margin</text:p>
      <text:p text:style-name="P1"/>
      <text:p text:style-name="P1">13. What is the difference between a block element and an in-line element?</text:p>
      <text:p text:style-name="P11">A block-level element always starts on a new line and takes up the full width available.</text:p>
      <text:p text:style-name="P11">An inline element does not start on a new line and it only takes up as much width as necessary.</text:p>
      <text:p text:style-name="P5"/>
      <text:p text:style-name="P1">14. What is the difference between an in-line element and an inline-block element?</text:p>
      <text:p text:style-name="P14">Inline elements start on a new line. Inline-block acts the same way however you can add height and width values.</text:p>
      <text:p text:style-name="P1"/>
      <text:p text:style-name="P1">15. Is an h1 block or in-line?</text:p>
      <text:p text:style-name="P9">Block</text:p>
      <text:p text:style-name="P4"/>
      <text:p text:style-name="P1">16. Is button block or in-line?</text:p>
      <text:p text:style-name="P4"><text:span text:style-name="T4">Inline</text:span> </text:p>
      <text:p text:style-name="P1"/>
      <text:p text:style-name="P1">17. Is div block or in-line?</text:p>
      <text:p text:style-name="P4"><text:span text:style-name="T4">Block</text:span> </text:p>
      <text:p text:style-name="P1"/>
      <text:p text:style-name="P1">18. Is span block or in-line?</text:p>
      <text:p text:style-name="P4"><text:span text:style-name="T4">Inline</text:span> </text:p>
      <text:p text:style-name="P1"/>
      <text:p text:style-name="P1">19. What’s the difference between a flex container and a flex item?</text:p>
      <text:p text:style-name="P12"/>
      <text:p text:style-name="P1"/>
      <text:p text:style-name="P1">20. How do you create a flex item?</text:p>
      <text:p text:style-name="P14">To create a flex item you need to wrap the element in a container and apply the display flex property. </text:p>
      <text:p text:style-name="P1"/>
      <text:p text:style-name="P1">21. What are the 3 values defined in the shorthand flex property?</text:p>
      <text:p text:style-name="P14">Flex-shrink</text:p>
      <text:p text:style-name="P14">Flex-grow</text:p>
      <text:p text:style-name="P14">Flex-basis</text:p>
      <text:p text:style-name="P12"/>
      <text:p text:style-name="P1">22. How do you make flex items arrange themselves vertically instead of horizontally?</text:p>
      <text:p text:style-name="P15">To change the direction of items in the flex-box you will need to change the value of the flex-direction property to column.</text:p>
      <text:p text:style-name="P15"/>
      <text:p text:style-name="P13">23. What is the difference between justify-content and align-items?</text:p>
      <text:p text:style-name="P15">Justify content: centers items horizontally.</text:p>
      <text:p text:style-name="P15">Align items: center items vertically.</text:p>
      <text:p text:style-name="P1"><text:soft-page-break/></text:p>
      <text:p text:style-name="P1">24. How do you use flexbox to completely center a div inside a flex container?</text:p>
      <text:p text:style-name="P15">You would need to use both justify content and align items set to center. </text:p>
      <text:p text:style-name="P1"/>
      <text:p text:style-name="P17"><text:span text:style-name="T5">25. What’s the difference between justify-content: space-between and justify-content: space-around?</text:span></text:p>
      <text:p text:style-name="P16"><text:span text:style-name="T5">Space between – items will have space between them.</text:span></text:p>
      <text:p text:style-name="P16"><text:span text:style-name="T5">Space-around – items will have space before, between and after them.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ZA"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Default" style:family="paragraph">
      <style:paragraph-properties fo:text-align="start" style:justify-single-word="false"/>
      <style:text-properties fo:color="#000000" loext:opacity="100%" style:font-name="Calibri" fo:font-family="Calibri" style:font-family-generic="roman" style:font-pitch="variable" fo:font-size="12pt" style:font-size-asian="12pt"/>
    </style:style>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4T19:07:00</meta:creation-date>
    <meta:initial-creator>Aleksa Petrovic</meta:initial-creator>
    <dc:date>2022-05-19T10:29:32.269000000</dc:date>
    <meta:editing-duration>PT36M24S</meta:editing-duration>
    <meta:editing-cycles>4</meta:editing-cycles>
    <meta:generator>LibreOffice/7.3.2.2$Windows_X86_64 LibreOffice_project/49f2b1bff42cfccbd8f788c8dc32c1c309559be0</meta:generator>
    <meta:document-statistic meta:table-count="0" meta:image-count="0" meta:object-count="0" meta:page-count="3" meta:paragraph-count="61" meta:word-count="612" meta:character-count="3510" meta:non-whitespace-character-count="2944"/>
  </office:meta>
</office:document-meta>
</file>